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nnées sociales</text:p>
      <text:p text:style-name="P1"/>
      <text:p text:style-name="Standard">Inventaire = recensement</text:p>
      <text:p text:style-name="Standard"/>
      <text:p text:style-name="Standard">Pt départ : Question</text:p>
      <text:p text:style-name="Standard">Transformation : variable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modalité</text:p>
          </table:table-cell>
          <table:table-cell table:style-name="Tableau1.A1" office:value-type="string">
            <text:p text:style-name="Table_20_Contents">code</text:p>
          </table:table-cell>
          <table:table-cell table:style-name="Tableau1.C1" office:value-type="string">
            <text:p text:style-name="Table_20_Contents">effectif</text:p>
          </table:table-cell>
        </table:table-row>
        <table:table-row>
          <table:table-cell table:style-name="Tableau1.A2" office:value-type="string">
            <text:p text:style-name="Table_20_Contents">Nom lycée</text:p>
          </table:table-cell>
          <table:table-cell table:style-name="Tableau1.A2" office:value-type="string">
            <text:p text:style-name="Table_20_Contents">num département</text:p>
          </table:table-cell>
          <table:table-cell table:style-name="Tableau1.C2" office:value-type="string">
            <text:p text:style-name="Table_20_Contents">nombre personne</text:p>
          </table:table-cell>
        </table:table-row>
      </table:table>
      <text:p text:style-name="Standard"/>
      <text:p text:style-name="Standard">La modalité est le critère de regroupement</text:p>
      <text:p text:style-name="Standard"/>
      <text:p text:style-name="Standard">valeur de variable la plus présente : le mode</text:p>
      <text:p text:style-name="Standard"/>
      <text:p text:style-name="Standard">% : numérateur / dénominateur (base du %)</text:p>
      <text:p text:style-name="Standard"/>
      <text:p text:style-name="Standard">Précision : arrondissement à l'unité (sauf si explication logique)</text:p>
      <text:p text:style-name="Standard">=&gt; cela pour pouvoir avoir un chiffre logique (exemple nombre d'individu)</text:p>
      <text:p text:style-name="Standard"/>
      <text:p text:style-name="Standard">14 modalité +1non réponse</text:p>
      <text:p text:style-name="Standard"/>
      <text:p text:style-name="Standard">si total % différent 100% : le dire ou faire une correction</text:p>
      <text:p text:style-name="Standard"/>
      <text:p text:style-name="Standard">Correction :</text:p>
      <text:p text:style-name="Standard"><text:tab/>- Changer mode</text:p>
      <text:p text:style-name="Standard"/>
      <text:p text:style-name="Standard"/>
      <text:p text:style-name="Standard">Aller plus loin : </text:p>
      <text:p text:style-name="Standard">- sociologie.univ-nantes.fr : description des cours</text:p>
      <text:p text:style-name="P2">- P. Alonzo, <text:span text:style-name="T3">Initiation à la statistique descriptible</text:span></text:p>
      <text:p text:style-name="P3"><text:span text:style-name="T2">- C. Frémontier et C. Rosuital, </text:span><text:span text:style-name="T3">Introduction aux méthodes quantitatives en statistiques données</text:span></text:p>
      <text:p text:style-name="P3"><text:span text:style-name="T2">- M. Novi, </text:span><text:span text:style-name="T3">Pourcentages et tableaux statistiques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3M19S</meta:editing-duration>
    <meta:editing-cycles>7</meta:editing-cycles>
    <meta:generator>OpenOffice/4.0.0$Win32 OpenOffice.org_project/400m3$Build-9702</meta:generator>
    <dc:date>2014-09-16T15:25:18.89</dc:date>
    <meta:document-statistic meta:table-count="1" meta:image-count="0" meta:object-count="0" meta:page-count="1" meta:paragraph-count="24" meta:word-count="124" meta:character-count="787"/>
    <meta:user-defined meta:name="Info 1"/>
    <meta:user-defined meta:name="Info 2"/>
    <meta:user-defined meta:name="Info 3"/>
    <meta:user-defined meta:name="Info 4"/>
  </office:meta>
</office:document-meta>
</file>